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.737cm" fo:min-width="3.166cm" draw:shadow-offset-x="0.203cm" draw:shadow-offset-y="0.203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.274cm" fo:min-width="2.282cm" draw:shadow-offset-x="0.203cm" draw:shadow-offset-y="0.203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4.326cm" draw:shadow-offset-x="0.203cm" draw:shadow-offset-y="0.203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148cm" fo:min-width="3.162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1.148cm" fo:min-width="2.205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3.747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1.211cm" fo:min-width="1.343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3.842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fo:min-height="1.021cm" fo:min-width="3.054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1.021cm" fo:min-width="2.823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.737cm" fo:min-width="3.166cm"/>
    </style:style>
    <style:style style:name="gr12" style:family="graphic" style:parent-style-name="objectwithoutfill">
      <style:graphic-properties svg:stroke-width="0.051cm" draw:marker-start-width="0.355cm" draw:marker-end="Arrow" draw:marker-end-width="0.305cm" draw:fill="solid" draw:fill-color="#e6e6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Arrow" draw:marker-end-width="0.305cm" draw:fill="solid" draw:fill-color="#e6e6ff" draw:textarea-vertical-align="middle" fo:padding-top="0.15cm" fo:padding-bottom="0.15cm" fo:padding-left="0.275cm" fo:padding-right="0.275cm" draw:shadow-offset-x="0.203cm" draw:shadow-offset-y="0.203cm"/>
    </style:style>
    <style:style style:name="gr14" style:family="graphic" style:parent-style-name="objectwithoutfill">
      <style:graphic-properties svg:stroke-width="0.051cm" draw:marker-start-width="0.355cm" draw:marker-end="Arrow" draw:marker-end-width="0.305cm" draw:fill="solid" draw:fill-color="#e6e6ff" draw:textarea-horizontal-align="left" draw:textarea-vertical-align="top" fo:padding-top="0.15cm" fo:padding-bottom="0.15cm" fo:padding-left="0.025cm" fo:padding-right="0.275cm"/>
    </style:style>
    <style:style style:name="gr15" style:family="graphic" style:parent-style-name="objectwithoutfill">
      <style:graphic-properties svg:stroke-width="0.051cm" draw:marker-start-width="0.355cm" draw:marker-end="Arrow" draw:marker-end-width="0.305cm" draw:fill="solid" draw:fill-color="#e6e6ff" draw:textarea-horizontal-align="justify" draw:textarea-vertical-align="bottom" fo:padding-top="-0.229cm" fo:padding-bottom="0.025cm" fo:padding-left="0.275cm" fo:padding-right="0.025cm" draw:fontwork-adjust="center" draw:fontwork-distance="0.254cm" draw:fontwork-start="0cm" draw:fontwork-mirror="true" draw:fontwork-shadow-offset-x="0cm" draw:fontwork-shadow-offset-y="0cm"/>
    </style:style>
    <style:style style:name="gr16" style:family="graphic" style:parent-style-name="standard">
      <style:graphic-properties draw:stroke="none" svg:stroke-color="#000000" draw:fill="none" draw:fill-color="#ffffff" fo:min-height="2.0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1" fo:font-size="20pt" fo:font-weight="normal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Ubuntu1" fo:font-size="2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064cm" svg:height="1.397cm" svg:x="5.104cm" svg:y="1.63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4.572cm" svg:height="1.524cm" svg:x="4.861cm" svg:y="4.285cm">
          <text:p text:style-name="P1"><text:span text:style-name="T1">welcome</text:span></text:p>
          <text:p text:style-name="P1"><text:span text:style-name="T1">mess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5" draw:id="id5" draw:layer="layout" svg:width="4.826cm" svg:height="1.397cm" svg:x="4.75cm" svg:y="7.064cm">
          <text:p text:style-name="P1"><text:span text:style-name="T1">degreeplan = [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6.02cm" svg:height="1.397cm" svg:x="4.17cm" svg:y="9.716cm">
          <text:p text:style-name="P1"><text:span text:style-name="T1">getCoursesTake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7" draw:id="id7" draw:layer="layout" svg:width="4.445cm" svg:height="1.397cm" svg:x="4.93cm" svg:y="12.557cm">
          <text:p text:style-name="P1"><text:span text:style-name="T1">getTer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xml:id="id2" draw:id="id2" draw:layer="layout" svg:width="4.247cm" svg:height="1.397cm" svg:x="4.996cm" svg:y="15.019cm">
          <text:p text:style-name="P1"><text:span text:style-name="T1">getChoi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8" draw:id="id8" draw:layer="layout" svg:width="3.683cm" svg:height="2.921cm" svg:x="5.261cm" svg:y="17.671cm">
          <text:p text:style-name="P1"><text:span text:style-name="T1">choices</text:span></text:p>
          <text:p text:style-name="P1"><text:span text:style-name="T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" draw:id="id1" draw:layer="layout" svg:width="4.342cm" svg:height="1.397cm" svg:x="4.953cm" svg:y="24.495cm">
          <text:p text:style-name="P1"><text:span text:style-name="T1">incT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9" draw:id="id9" draw:layer="layout" svg:width="5.842cm" svg:height="1.27cm" svg:x="11.668cm" svg:y="18.537cm">
          <text:p text:style-name="P1"><text:span text:style-name="T1">print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xml:id="id10" draw:id="id10" draw:layer="layout" svg:width="5.461cm" svg:height="1.27cm" svg:x="11.846cm" svg:y="21.193cm">
          <text:p text:style-name="P1"><text:span text:style-name="T1">save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xml:id="id11" draw:id="id11" draw:layer="layout" svg:width="4.064cm" svg:height="1.397cm" svg:x="12.557cm" svg:y="23.86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3" draw:layer="layout" draw:line-skew="0cm -1.812cm" svg:x1="7.124cm" svg:y1="25.892cm" svg:x2="4.996cm" svg:y2="15.718cm" draw:start-shape="id1" draw:start-glue-point="6" draw:end-shape="id2" draw:end-glue-point="5" svg:d="M7124 25892v501h-4484v-10675h2356" svg:viewBox="0 0 4485 10676">
          <text:p/>
        </draw:connector>
        <draw:connector draw:style-name="gr12" draw:text-style-name="P3" draw:layer="layout" draw:type="line" svg:x1="7.136cm" svg:y1="3.032cm" svg:x2="7.147cm" svg:y2="4.285cm" draw:start-shape="id3" draw:start-glue-point="6" draw:end-shape="id4" draw:end-glue-point="5" svg:d="M7136 3032l11 1253" svg:viewBox="0 0 12 1254">
          <text:p/>
        </draw:connector>
        <draw:connector draw:style-name="gr13" draw:text-style-name="P3" draw:layer="layout" draw:type="line" svg:x1="7.147cm" svg:y1="5.809cm" svg:x2="7.163cm" svg:y2="7.064cm" draw:start-shape="id4" draw:start-glue-point="8" draw:end-shape="id5" draw:end-glue-point="4" svg:d="M7147 5809l16 1255" svg:viewBox="0 0 17 1256">
          <text:p/>
        </draw:connector>
        <draw:connector draw:style-name="gr12" draw:text-style-name="P3" draw:layer="layout" draw:type="line" svg:x1="7.163cm" svg:y1="8.461cm" svg:x2="7.18cm" svg:y2="9.716cm" draw:start-shape="id5" draw:start-glue-point="6" draw:end-shape="id6" draw:end-glue-point="5" svg:d="M7163 8461l17 1255" svg:viewBox="0 0 18 1256">
          <text:p/>
        </draw:connector>
        <draw:connector draw:style-name="gr12" draw:text-style-name="P3" draw:layer="layout" draw:type="line" svg:x1="7.18cm" svg:y1="11.113cm" svg:x2="7.153cm" svg:y2="12.557cm" draw:start-shape="id6" draw:start-glue-point="8" draw:end-shape="id7" draw:end-glue-point="5" svg:d="M7180 11113l-27 1444" svg:viewBox="0 0 28 1445">
          <text:p/>
        </draw:connector>
        <draw:connector draw:style-name="gr12" draw:text-style-name="P3" draw:layer="layout" draw:type="line" svg:x1="7.153cm" svg:y1="13.954cm" svg:x2="7.12cm" svg:y2="15.019cm" draw:start-shape="id7" draw:start-glue-point="8" draw:end-shape="id2" draw:end-glue-point="4" svg:d="M7153 13954l-33 1065" svg:viewBox="0 0 34 1066">
          <text:p/>
        </draw:connector>
        <draw:connector draw:style-name="gr12" draw:text-style-name="P3" draw:layer="layout" draw:type="line" svg:x1="7.12cm" svg:y1="16.416cm" svg:x2="7.102cm" svg:y2="17.671cm" draw:start-shape="id2" draw:start-glue-point="6" draw:end-shape="id8" draw:end-glue-point="4" svg:d="M7120 16416l-18 1255" svg:viewBox="0 0 19 1256">
          <text:p/>
        </draw:connector>
        <draw:connector draw:style-name="gr14" draw:text-style-name="P2" draw:layer="layout" draw:type="line" svg:x1="7.102cm" svg:y1="20.592cm" svg:x2="7.091cm" svg:y2="21.845cm" draw:start-shape="id8" draw:start-glue-point="6" svg:d="M7102 20592l-11 1253" svg:viewBox="0 0 12 1254">
          <text:p text:style-name="P1"><text:span text:style-name="T1"><text:s text:c="3"/></text:span><text:span text:style-name="T1">no</text:span></text:p>
        </draw:connector>
        <draw:connector draw:style-name="gr12" draw:text-style-name="P3" draw:layer="layout" draw:type="line" svg:x1="7.091cm" svg:y1="23.241cm" svg:x2="7.124cm" svg:y2="24.495cm" draw:end-shape="id1" draw:end-glue-point="4" svg:d="M7091 23241l33 1254" svg:viewBox="0 0 34 1255">
          <text:p/>
        </draw:connector>
        <draw:connector draw:style-name="gr15" draw:text-style-name="P2" draw:layer="layout" draw:type="line" svg:x1="8.944cm" svg:y1="19.132cm" svg:x2="12.252cm" svg:y2="19.172cm" draw:start-shape="id8" draw:start-glue-point="7" draw:end-shape="id9" draw:end-glue-point="6" svg:d="M8944 19132l3308 40" svg:viewBox="0 0 3309 41">
          <text:p><text:span text:style-name="T1">yes</text:span></text:p>
        </draw:connector>
        <draw:connector draw:style-name="gr12" draw:text-style-name="P3" draw:layer="layout" draw:type="line" svg:x1="14.589cm" svg:y1="19.807cm" svg:x2="14.577cm" svg:y2="21.193cm" draw:start-shape="id9" draw:start-glue-point="8" draw:end-shape="id10" draw:end-glue-point="5" svg:d="M14589 19807l-12 1386" svg:viewBox="0 0 13 1387">
          <text:p/>
        </draw:connector>
        <draw:connector draw:style-name="gr12" draw:text-style-name="P3" draw:layer="layout" draw:type="line" svg:x1="14.577cm" svg:y1="22.463cm" svg:x2="14.589cm" svg:y2="23.86cm" draw:start-shape="id10" draw:start-glue-point="8" draw:end-shape="id11" draw:end-glue-point="4" svg:d="M14577 22463l12 1397" svg:viewBox="0 0 13 1398">
          <text:p/>
        </draw:connector>
        <draw:frame draw:style-name="gr16" draw:text-style-name="P4" draw:layer="layout" svg:width="9.525cm" svg:height="2.317cm" svg:x="10.271cm" svg:y="1.858cm">
          <draw:text-box>
            <text:p text:style-name="P1"><text:span text:style-name="T2">UHCL CS BS Degree Planner</text:span></text:p>
            <text:p text:style-name="P1"><text:span text:style-name="T2">main() function</text:span></text:p>
          </draw:text-box>
        </draw:frame>
        <draw:custom-shape draw:style-name="gr4" draw:text-style-name="P2" draw:layer="layout" svg:width="6.02cm" svg:height="1.397cm" svg:x="4.091cm" svg:y="21.828cm">
          <text:p text:style-name="P1"><text:span text:style-name="T1">display and</text:span></text:p>
          <text:p text:style-name="P1"><text:span text:style-name="T1">chooseCours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line-distance="0.91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Gainey</meta:initial-creator>
    <meta:creation-date>2017-11-21T00:12:16.990045900</meta:creation-date>
    <dc:date>2017-11-25T01:04:05.698414629</dc:date>
    <dc:creator>Michael Gainey</dc:creator>
    <meta:editing-duration>PT43M</meta:editing-duration>
    <meta:editing-cycles>15</meta:editing-cycles>
    <meta:generator>LibreOffice/5.1.6.2$Linux_X86_64 LibreOffice_project/10m0$Build-2</meta:generator>
    <meta:document-statistic meta:object-count="25"/>
  </office:meta>
</office:document-meta>
</file>